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4925in" fo:margin-right="0in" fo:text-indent="0in" style:auto-text-indent="false"/>
    </style:style>
    <style:style style:name="P3" style:family="paragraph" style:parent-style-name="Header">
      <style:paragraph-properties fo:text-align="center" style:justify-single-word="false"/>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ravoppfyllelse </text:h>
      <text:p text:style-name="Standard"><text:span text:style-name="T1">NB:</text:span> Dette dokumentet er skrevet på engelsk for å passe bedre med databaseskjemat.</text:p>
      <text:p text:style-name="Standard"/>
      <text:p text:style-name="P1">1. Log on: </text:p>
      <text:p text:style-name="Standard"><text:tab/>Every Employee has a unique username and a password. </text:p>
      <text:p text:style-name="Standard"/>
      <text:p text:style-name="P1">2., 3. &amp; 4. Add/edit/delete appointment: </text:p>
      <text:p text:style-name="P2">The Creation relation assures that any Appointment has exactly one creator Employee, and that an Employee can have several Appointments. The Appointment class has a startDate and an endDate property, as well as a description and a location. </text:p>
      <text:p text:style-name="Standard"/>
      <text:p text:style-name="P1">5. &amp; 7. &amp; 8. Call in/change/cancel a meeting: </text:p>
      <text:p text:style-name="P2">A Meeting is a subclass of Appointment. The Creation relation specifies the Employee calling in the meeting, while the Attendance relation specifies the Employees invited to the meeting. The Attendance relation assures that a meeting has at least one other Employee attending, and that each Employe can be invited to any number of Meetings. </text:p>
      <text:p text:style-name="Standard"/>
      <text:p text:style-name="P1">6. &amp; 9. Approve/reject invitation to meeting: </text:p>
      <text:p text:style-name="P2">The Attendance relation can be queried to get the Meetings an Employee is invited to. The AcceptanceStatus property of this relation indicates whether an Employee has approved, rejected or not answered an invitation. </text:p>
      <text:p text:style-name="Standard"/>
      <text:p text:style-name="P1">10. Reserve room: </text:p>
      <text:p text:style-name="P2">The Held relation assures that a meeting optionally can reserve a Room, and a Room can be reserved by any number of Meetings. A condition should be put on this relation so that a Room is not occupied by two Meetings at the same time. </text:p>
      <text:p text:style-name="Standard"/>
      <text:p text:style-name="P1">11. &amp; 13. Display your own and other's calendars: </text:p>
      <text:p text:style-name="P2">The Creation and Attendance relations can be queried to get an all Appointments and Meetings for an Employee. These can be filtered by startDate and endDate. </text:p>
      <text:p text:style-name="P2"/>
      <text:p text:style-name="P1">12. Track meeting invitations: </text:p>
      <text:p text:style-name="P2">The Attendance relation can be queried to get all Employees invited to a Meeting, and their acceptanceStatus. </text:p>
      <text:p text:style-name="Standard"/>
      <text:p text:style-name="Standard"><text:tab/> </text:p>
      <text:p text:style-name="Standard"><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Gruppe 45</text:p>
        <text:p text:style-name="MP1">Johan Helsing, Kim Knudsen, Andreas Oppebøen, John Edvard Reiten, Stian Sandn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as Oppebøen</meta:initial-creator>
    <meta:creation-date>2011-03-20T17:50:49</meta:creation-date>
    <dc:date>2011-03-20T18:04:25</dc:date>
    <dc:creator>Andreas Oppebøen</dc:creator>
    <meta:editing-duration>PT00H04M48S</meta:editing-duration>
    <meta:editing-cycles>3</meta:editing-cycles>
    <meta:generator>OpenOffice.org/3.2$Linux OpenOffice.org_project/320m12$Build-9483</meta:generator>
    <meta:document-statistic meta:table-count="0" meta:image-count="0" meta:object-count="0" meta:page-count="1" meta:paragraph-count="20" meta:word-count="290" meta:character-count="1787"/>
  </office:meta>
</office:document-meta>
</file>